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[.B2]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[.B3]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; 2</text:p>
          </table:table-cell>
          <table:table-cell office:value-type="float" office:value="6" table:formula="of:=[.D2]+[.B4]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9" table:formula="of:=[.D4]+[.B5]" table:style-name="ce1">
            <text:p>9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formula="of:=[.B6]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4; 5</text:p>
          </table:table-cell>
          <table:table-cell office:value-type="float" office:value="14" table:formula="of:=[.D5]+[.B7]" table:style-name="ce1">
            <text:p>14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[.B8]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1" table:formula="of:=[.D8]+[.B9]" table:style-name="ce1">
            <text:p>11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6; 8</text:p>
          </table:table-cell>
          <table:table-cell office:value-type="float" office:value="19" table:formula="of:=[.D7]+[.B10]" table:style-name="ce1">
            <text:p>19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2" table:formula="of:=[.B11]" table:style-name="ce1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4" table:formula="of:=[.D11]+[.B12]" table:style-name="ce1">
            <text:p>14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6" table:formula="of:=[.D12]+[.B13]" table:style-name="ce1">
            <text:p>16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HP</meta:initial-creator>
    <dc:creator>Матвей Рыбаков</dc:creator>
    <meta:creation-date>2022-07-26T06:42:39Z</meta:creation-date>
    <dc:date>2024-05-15T15:46:14Z</dc:date>
  </office:meta>
</office:document-meta>
</file>